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fe872" officeooo:paragraph-rsid="005fe872"/>
    </style:style>
    <style:style style:name="P2" style:family="paragraph" style:parent-style-name="Standard">
      <style:text-properties officeooo:paragraph-rsid="00619587"/>
    </style:style>
    <style:style style:name="P3" style:family="paragraph" style:parent-style-name="Standard">
      <style:text-properties officeooo:paragraph-rsid="0063734e"/>
    </style:style>
    <style:style style:name="P4" style:family="paragraph" style:parent-style-name="Standard">
      <style:text-properties officeooo:rsid="0063734e" officeooo:paragraph-rsid="0063734e"/>
    </style:style>
    <style:style style:name="P5" style:family="paragraph" style:parent-style-name="Standard">
      <style:text-properties officeooo:paragraph-rsid="006814ce"/>
    </style:style>
    <style:style style:name="P6" style:family="paragraph" style:parent-style-name="Standard">
      <style:text-properties officeooo:rsid="0068dc8f" officeooo:paragraph-rsid="0068dc8f"/>
    </style:style>
    <style:style style:name="P7" style:family="paragraph" style:parent-style-name="Standard">
      <style:text-properties officeooo:rsid="00715422" officeooo:paragraph-rsid="00715422"/>
    </style:style>
    <style:style style:name="P8" style:family="paragraph" style:parent-style-name="Standard">
      <style:text-properties officeooo:rsid="0073ca30" officeooo:paragraph-rsid="0073ca30"/>
    </style:style>
    <style:style style:name="P9" style:family="paragraph" style:parent-style-name="Preformatted_20_Text">
      <style:text-properties officeooo:rsid="00715422" officeooo:paragraph-rsid="00715422"/>
    </style:style>
    <style:style style:name="P10" style:family="paragraph" style:parent-style-name="Preformatted_20_Text">
      <style:text-properties officeooo:rsid="00715422" officeooo:paragraph-rsid="007349b3"/>
    </style:style>
    <style:style style:name="P11" style:family="paragraph" style:parent-style-name="Standard">
      <style:text-properties officeooo:rsid="0075b1e4" officeooo:paragraph-rsid="0075b1e4"/>
    </style:style>
    <style:style style:name="P12" style:family="paragraph" style:parent-style-name="Preformatted_20_Text">
      <style:text-properties officeooo:rsid="00715422" officeooo:paragraph-rsid="00740ef2"/>
    </style:style>
    <style:style style:name="T1" style:family="text">
      <style:text-properties officeooo:rsid="005a33c1"/>
    </style:style>
    <style:style style:name="T2" style:family="text">
      <style:text-properties officeooo:rsid="005c08bd"/>
    </style:style>
    <style:style style:name="T3" style:family="text">
      <style:text-properties officeooo:rsid="005d3e9c"/>
    </style:style>
    <style:style style:name="T4" style:family="text">
      <style:text-properties officeooo:rsid="005d95e3"/>
    </style:style>
    <style:style style:name="T5" style:family="text">
      <style:text-properties officeooo:rsid="005e3acb"/>
    </style:style>
    <style:style style:name="T6" style:family="text">
      <style:text-properties officeooo:rsid="005e756c"/>
    </style:style>
    <style:style style:name="T7" style:family="text">
      <style:text-properties officeooo:rsid="005fe872"/>
    </style:style>
    <style:style style:name="T8" style:family="text">
      <style:text-properties officeooo:rsid="006049c6"/>
    </style:style>
    <style:style style:name="T9" style:family="text">
      <style:text-properties officeooo:rsid="0060d5be"/>
    </style:style>
    <style:style style:name="T10" style:family="text">
      <style:text-properties officeooo:rsid="00619587"/>
    </style:style>
    <style:style style:name="T11" style:family="text">
      <style:text-properties officeooo:rsid="006737d8"/>
    </style:style>
    <style:style style:name="T12" style:family="text">
      <style:text-properties officeooo:rsid="00696d44"/>
    </style:style>
    <style:style style:name="T13" style:family="text">
      <style:text-properties officeooo:rsid="006f6679"/>
    </style:style>
    <style:style style:name="T14" style:family="text">
      <style:text-properties officeooo:rsid="0070691c"/>
    </style:style>
    <style:style style:name="T15" style:family="text">
      <style:text-properties officeooo:rsid="00715422"/>
    </style:style>
    <style:style style:name="T16" style:family="text">
      <style:text-properties fo:font-variant="normal" fo:text-transform="none" fo:color="#24292e" style:font-name="SFMono-Regular" fo:font-size="9.75pt" fo:letter-spacing="normal" fo:language="no" fo:country="NO" fo:font-style="normal" fo:font-weight="normal" fo:background-color="transparent" loext:char-shading-value="0" loext:padding="0cm" loext:border="none"/>
    </style:style>
    <style:style style:name="T17" style:family="text">
      <style:text-properties fo:font-variant="normal" fo:text-transform="none" fo:color="#24292e" style:font-name="SFMono-Regular" fo:font-size="9.75pt" fo:letter-spacing="normal" fo:language="no" fo:country="NO" fo:font-style="normal" fo:font-weight="normal" fo:background-color="transparent" loext:char-shading-value="0" style:font-size-asian="10.5pt" style:font-size-complex="12pt" loext:padding="0cm" loext:border="none"/>
    </style:style>
    <style:style style:name="T18" style:family="text">
      <style:text-properties fo:font-variant="normal" fo:text-transform="none" fo:color="#24292e" style:font-name="SFMono-Regular" fo:font-size="12pt" fo:letter-spacing="normal" fo:language="no" fo:country="NO" fo:font-style="normal" fo:font-weight="normal" fo:background-color="transparent" loext:char-shading-value="0" style:font-size-asian="10.5pt" style:font-size-complex="12pt" loext:padding="0cm" loext:border="none"/>
    </style:style>
    <style:style style:name="T19" style:family="text">
      <style:text-properties fo:font-variant="normal" fo:text-transform="none" fo:color="#24292e" style:font-name="Liberation Serif" fo:font-size="12pt" fo:letter-spacing="normal" fo:language="no" fo:country="NO" fo:font-style="normal" fo:font-weight="normal" fo:background-color="transparent" loext:char-shading-value="0" style:font-size-asian="10.5pt" style:font-size-complex="12pt" loext:padding="0cm" loext:border="none"/>
    </style:style>
    <style:style style:name="T20" style:family="text">
      <style:text-properties fo:font-variant="normal" fo:text-transform="none" fo:color="#24292e" style:font-name="Liberation Serif" fo:font-size="12pt" fo:letter-spacing="normal" fo:language="no" fo:country="NO" fo:font-style="normal" fo:font-weight="normal" officeooo:rsid="007349b3" fo:background-color="transparent" loext:char-shading-value="0" style:font-size-asian="10.5pt" style:font-size-complex="12pt" loext:padding="0cm" loext:border="none"/>
    </style:style>
    <style:style style:name="T21" style:family="text">
      <style:text-properties fo:font-variant="normal" fo:text-transform="none" fo:color="#24292e" style:font-name="Liberation Serif" fo:font-size="12pt" fo:letter-spacing="normal" fo:language="no" fo:country="NO" fo:font-style="normal" fo:font-weight="normal" officeooo:rsid="0073ca30" fo:background-color="transparent" loext:char-shading-value="0" style:font-size-asian="10.5pt" style:font-size-complex="12pt" loext:padding="0cm" loext:border="none"/>
    </style:style>
    <style:style style:name="T22" style:family="text">
      <style:text-properties fo:font-variant="normal" fo:text-transform="none" fo:color="#24292e" style:font-name="Liberation Serif" fo:font-size="12pt" fo:letter-spacing="normal" fo:language="no" fo:country="NO" fo:font-style="normal" fo:font-weight="normal" officeooo:rsid="00740ef2" fo:background-color="transparent" loext:char-shading-value="0" style:font-size-asian="10.5pt" style:font-size-complex="12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text:span text:style-name="T1">nicht scharf definiert. Die individuelle Ausgestaltung der Teilbereiche wird dem Anwender überlassen.</text:span></text:p>
      <text:p text:style-name="Standard"/>
      <text:p text:style-name="Standard">## Continuous Integration</text:p>
      <text:p text:style-name="Standard"/>
      <text:p text:style-name="Standard">"Continuous Integration" beschreibt d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span text:style-name="T2"> Bei interpretierten Programmiersprachen entfällt dieser Schritt häufig.</text:span></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span text:style-name="T2"> In bestimmten Fällen kann es beispielsweise vorteilhaft sein, </text:span><text:soft-page-break/><text:span text:style-name="T2">in der Entwicklung genutzte Dateien zu komprimieren, um Dateisystemoperationen zu beschleunigen.</text:span></text:p>
      <text:p text:style-name="Standard"/>
      <text:p text:style-name="Standard">#### Artefakte</text:p>
      <text:p text:style-name="Standard"/>
      <text:p text:style-name="Standard">Am Ende des Build-Prozesses muss die Anwendung in wiederverwendbare Artefakte, beispielsweise executables oder Container, verpackt werden.<text:span text:style-name="T2"> Damit kann die Anwendung auch außerhalb der Entwicklungsumgebung ausgeführt werden.</text:span></text:p>
      <text:p text:style-name="Standard"/>
      <text:p text:style-name="P8">#### Dokumentation</text:p>
      <text:p text:style-name="P8"/>
      <text:p text:style-name="P8">Wenn die Dokumentation des Sourcecode in einem passenden Format, beispielsweise JavaDoc für Java, geschrieben wurde, kann auch die automatisierte Erstellung des Sourcecode im Rahmen der Continuous Integration erfolg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span text:style-name="T2"> Dies kann beispielsweise notwendig sein, wenn der Build-Prozess nicht auf dem Entwicklergerät stattfindet.</text:span></text:p>
      <text:p text:style-name="Standard">In der einfachsten Form ist ein Build-Tool ein Script, welches die oben genannten zu einem Build gehör<text:span text:style-name="T2">end</text:span>en Aufgaben nacheinander ausführt. Build-Tools <text:span text:style-name="T3">sollen</text:span> dem Entwickler einen Großteil der Konfiguration ab<text:span text:style-name="T3">nehmen</text:span>.</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text:soft-page-break/>Grundlage dafür ist die sogenannte "Continuous Delivery Pipeline", die viele der nötigen Prozesse automatisiert und den Gesamtprozess der Auslieferung somit reproduzierbar macht.</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text:span text:style-name="T4">g</text:span>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text:span text:style-name="T5">s</text:span> können beispielsweise nach jeder Änderung am Quellcode automatisiert ausgeführt werden und <text:span text:style-name="T5">Fehler </text:span>somit zeitnah erkannt und behoben werden. Wenn Tests häufiger ausgeführt werden, bekommen <text:span text:style-name="T5">Entwickler</text:span>/Entwicklerteams <text:span text:style-name="T5">schnelles</text:span>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text:soft-page-break/>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text:span text:style-name="T5">kann das Risiko an dieser Stelle verringert werden.</text:span></text:p>
      <text:p text:style-name="Standard"/>
      <text:p text:style-name="P11">#### Dokumentation</text:p>
      <text:p text:style-name="P11"/>
      <text:p text:style-name="P11">Soweit die Dokumentation des Sourcecodes mit einem geeigneten Tool (wie JavaDoc für Java) erfolgt ist, kann auch die automatische Erstellung einer Sourcecode-Dokumentation Teil der Continuous Integration sein.</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text:span text:style-name="T5">e</text:span> anderen Test, die entweder nicht automatisiert werden können oder effizienter von einem dedizierten Testteam durchgeführt werden können.<text:span text:style-name="T5"> Auch eine vom Entwicklerteam unabhängige Qualitätskontrolle kann vom Continuous Testing abgedeckt sein.</text:span></text:p>
      <text:p text:style-name="Standard">Beim Continuous Testing testet das Testteam kontinuierlich den neuesten lauffähigen Stand der Software und gibt gefundene Fehler und sonstiges Feedback an das Entwicklungsteam weiter<text:span text:style-name="T5">, sobald Fehler gefunden werden</text:span>. Anders als bei traditionellen manuellen Testmethoden wird davon ausgegangen, dass die getestete Software sich mit der Zeit verändert<text:span text:style-name="T5">, da jeweils das neueste verfügbare Release getestet wird.</text:span></text:p>
      <text:p text:style-name="Standard"/>
      <text:p text:style-name="Standard">## Continuous Deployment</text:p>
      <text:p text:style-name="Standard"/>
      <text:p text:style-name="Standard"><text:soft-page-break/>Continuous Deployment ist eine Alternative zur Continuous Delivery, die zwar schneller, aber auch risikoreicher sein kann. Beim Continuous Deployment wird die Continuous Delivery Pipeline nicht sequentiell durchlaufen, sondern die Software nach minimalen Tests <text:span text:style-name="T6">dem</text:span> Endkunden <text:span text:style-name="T6">zur Verfügung gestellt</text:span>.</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circle_of_life.jpg "DevOps")</text:p>
      <text:p text:style-name="Standard"/>
      <text:p text:style-name="Standard">Abbildung 2 - DevOps Cycle (Quelle: &lt;a&gt;[[PIEN18]](#ref_pien18)&lt;/a&gt;)</text:p>
      <text:p text:style-name="Standard"/>
      <text:p text:style-name="Standard">##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 Buisness Architektur des Unternehmens.</text:p>
      <text:p text:style-name="Standard">DevOps ist Unternehmenskultur, keine Werkzeug zum lösen eines konkreten Problems.<text:span text:style-name="T6"> Werkzeuge des Continuous Engineering werden allerdings fast immer verwendet. Beispielsweise ist Automatisierung wichtiger Bestandteil von DevOps.</text:span></text:p>
      <text:p text:style-name="Standard"/>
      <text:p text:style-name="Standard">## Entwicklung/IT-Operations</text:p>
      <text:p text:style-name="Standard"/>
      <text:p text:style-name="Standard">![DevOps Fancy](./media/fancy_devops.png "DevOps Fancy")</text:p>
      <text:p text:style-name="Standard"/>
      <text:p text:style-name="Standard">Abbildung 3 - DevOps als Folge von IT und IT-Operations betreffenden Prozessen (Quelle: &lt;a&gt;[[ROOD16]](#ref_rood16)&lt;/a&gt;)</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P1">Im Bereich IT-Development wird bereits seit einigen Jahren vermehrt auf agile Methoden gesetzt. In anderen Bereichen, gerade im Bereich der IT-Operations, werden aber keine agilen Methoden eingesetzt, was zu Spannungen führen kann. DevOps möchte dieses Problem lösen.</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text:soft-page-break/>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Lean</text:p>
      <text:p text:style-name="Standard"/>
      <text:p text:style-name="Standard">Ein Grundgedanke bei <text:span text:style-name="T7">DevOps</text:span> ist "Lean". Jede Änderung, für die der Kunde nicht zahlt, entspricht verschwendeten Entwicklerressourcen. Eine Änderung, die der Kunde nicht hat, wird vom Kunden nicht bezahlt. <text:span text:style-name="T7">Tools wie Automatisierung und Continuous Delivery</text:span> <text:span text:style-name="T8">helfen</text:span> dabei, Änderungen möglichst schnell an den Kunden auszuliefern.</text:p>
      <text:p text:style-name="Standard"/>
      <text:p text:style-name="Standard"/>
      <text:p text:style-name="Standard">## Automatisierung</text:p>
      <text:p text:style-name="Standard"/>
      <text:p text:style-name="Standard">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P2">### Automatisiertes Testen</text:p>
      <text:p text:style-name="P2"/>
      <text:p text:style-name="P2">Soweit möglich, wird bei DevOps automatisiert, bspw. mithilfe von Unit-Tests, getestet. Jedesmal wenn aus dem Quellcode ein neuer Build erstellt wird, werden automatisierten Tests ausgeführt und deren Ergebnisse an den Entwickler weitergeleitet. Nicht alle Test können <text:span text:style-name="T10">automatisiert</text:span> ausgeführt werden. Hier helfen dann Ansätze wie Continuous Testing. </text:p>
      <text:p text:style-name="Standard"/>
      <text:p text:style-name="Standard">### Time to Market</text:p>
      <text:p text:style-name="Standard"/>
      <text:p text:style-name="Standard">DevOps hat zum Ziel, die "Time to market", also die Zeit, die es braucht, um ein (Software-)produkt auf den Markt zu bringen, zu <text:span text:style-name="T9">verringern</text:span> und im besten Fall damit Geld zu verdienen, zu verkürzen. Dabei ist es auch wichtig, zu messen, ob Prozessänderungen wirklich die erwartet<text:span text:style-name="T9">en</text:span> Verbesserung<text:span text:style-name="T9">en</text:span> bringen. Die Nutzung von mehr Technologie zur Automatisierung ist oft vorteilhaft, wenn dies allerdings am Ende durch mehr Administrationsaufwand zu keiner Verbesserung oder sogar einer Verschlechterung führt, ist auch keinem geholfen. </text:p>
      <text:p text:style-name="Standard"><text:soft-page-break/></text:p>
      <text:p text:style-name="Standard">## Feedback</text:p>
      <text:p text:style-name="Standard"/>
      <text:p text:style-name="Standard">Um Feedback möglichst schnell zum Entwickler zu bekommen, wird bei DevOps <text:span text:style-name="T10">häufig </text:span>ein Bugtracker verwendet. <text:span text:style-name="T10">Ein</text:span>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text:span text:style-name="T13">u</text:span>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text:soft-page-break/>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Auch wenn Docker derzeit das bekannteste Containerisierungs-Werkzeug ist, es ist nicht das erste: Die Anfänge der Containerisierung gehen auf das in den 70ern und 80ern entwickelte chroot zurück. Anders als Docker hat chroot die betroffenen Prozesse aber nur auf Benutzerebene voneinander isoliert, während bei Docker einzelne Prozesse in unterschiedlichen Kernel-Namespaces laufen, um größtmögliche Isolation ohne Virtualisierung zu erreichen.</text:p>
      <text:p text:style-name="Standard">Docker ist auch nicht das einzige solche Werkzeug. Es existiert eine Vielzahl anderer proprietärer und open-source Lösungen, von denen einige nach ähnlichen Prinzipien aufgebaut sind wie Docker. Docker selbst basierte lange Zeit auf LXC, einer weiteren populären Lösung zur Containerisierung unter Linux.</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azu stehen von Docker erweiternde Werkzeuge zur Verfügung. Docker selbst nutzt jedoch keine Virtualisierung, sondern das Linux-Tool containerd zur Trennung von Betriebssystem- und Containerressourcen auf Kernel-Ebene. Das hat den Vorteil, dass im Gegensatz zur Virtualisierung wesentlich weniger Ressourcen reserviert werden müssen und vom Container genutzt werden.</text:p>
      <text:p text:style-name="Standard"/>
      <text:p text:style-name="Standard">#### <text:span text:style-name="T11">Aufbau</text:span></text:p>
      <text:p text:style-name="Standard"/>
      <text:p text:style-name="Standard">##### Image</text:p>
      <text:p text:style-name="Standard"/>
      <text:p text:style-name="Standard">Ein Image ist ein Abbild der Software mit ihren Abhängigkeiten<text:span text:style-name="T15"> auf dem Dateisystem innerhalb des Image</text:spa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 Standardmäßig wird das neueste Layer in einem Image zur Instanziierung verwendet, theoretisch kann aber jedes Layer verwendet werden.</text:p>
      <text:p text:style-name="Standard"/>
      <text:p text:style-name="P7">##### Dockerfile</text:p>
      <text:p text:style-name="P7"/>
      <text:p text:style-name="P7">Das Dockerfile ist einer Skriptdatei, die den Aufbau eines Docker-Image beschreibt. Wenn ein Docker-Image von einem Dockerfile neu gebaut wird, wird ein neues Layer angelegt.</text:p>
      <text:p text:style-name="P7"/>
      <text:p text:style-name="P9"><text:span text:style-name="Source_20_Text"><text:span text:style-name="T16">```docker</text:span></text:span></text:p>
      <text:p text:style-name="P9"><text:span text:style-name="Source_20_Text"><text:span text:style-name="T16">FROM 32bit/ubuntu:16.04</text:span></text:span></text:p>
      <text:p text:style-name="P9"><text:span text:style-name="Source_20_Text"><text:span text:style-name="T16">RUN apt-get update</text:span></text:span></text:p>
      <text:p text:style-name="P9"><text:span text:style-name="Source_20_Text"><text:span text:style-name="T16">RUN apt-get install -y openjdk-8-jdk-headless</text:span></text:span></text:p>
      <text:p text:style-name="P9"><text:span text:style-name="Source_20_Text"><text:span text:style-name="T16">VOLUME ["/var/hellojavadocker"]</text:span></text:span></text:p>
      <text:p text:style-name="P9"><text:span text:style-name="Source_20_Text"><text:span text:style-name="T16">COPY HelloDocker.jar /var/hellojavadocker/</text:span></text:span></text:p>
      <text:p text:style-name="P9"><text:span text:style-name="Source_20_Text"><text:span text:style-name="T16">CMD java -jar /var/hellojavadocker/HelloDocker.jar</text:span></text:span></text:p>
      <text:p text:style-name="P9"><text:span text:style-name="Source_20_Text"><text:span text:style-name="T16"/></text:span></text:p>
      <text:p text:style-name="P9"><text:soft-page-break/><text:span text:style-name="Source_20_Text"><text:span text:style-name="T16">```</text:span></text:span></text:p>
      <text:p text:style-name="P9"><text:span text:style-name="Source_20_Text"><text:span text:style-name="T16"/></text:span></text:p>
      <text:p text:style-name="P9"><text:span text:style-name="Source_20_Text"><text:span text:style-name="T18">Listing 1 - Beispiel eines Dockerfile</text:span></text:span></text:p>
      <text:p text:style-name="P9"><text:span text:style-name="Source_20_Text"><text:span text:style-name="T17"/></text:span></text:p>
      <text:p text:style-name="P9"><text:span text:style-name="Source_20_Text"><text:span text:style-name="T19">Listing 1 zeigt den Aufbau eines einfachen Dockerfile. Mit dem Befehl </text:span></text:span><text:span text:style-name="Source_20_Text"><text:span text:style-name="T17">```</text:span></text:span><text:span text:style-name="Source_20_Text"><text:span text:style-name="T19">FROM</text:span></text:span><text:span text:style-name="Source_20_Text"><text:span text:style-name="T17">```</text:span></text:span><text:span text:style-name="Source_20_Text"><text:span text:style-name="T19"> wird festgelegt, auf Basis welchen Images das neue Image gebaut werden soll. Wird hier kein *tag* angegeben (nach dem ':'), wird standardmäßig der Tag latest verwendet und die neueste Version des Image verwendet.</text:span></text:span></text:p>
      <text:p text:style-name="P9"><text:span text:style-name="Source_20_Text"><text:span text:style-name="T19">Soll das Image ohne Inhalt initialisiert werden, also 'from scratch', so ist genau das der Befehl - </text:span></text:span><text:span text:style-name="Source_20_Text"><text:span text:style-name="T17">```</text:span></text:span><text:span text:style-name="Source_20_Text"><text:span text:style-name="T19">FROM scratch</text:span></text:span><text:span text:style-name="Source_20_Text"><text:span text:style-name="T17">```</text:span></text:span><text:span text:style-name="Source_20_Text"><text:span text:style-name="T19">. *scratch* ist ein spezielles leeres Image, welches von Docker bereitgestellt wird.</text:span></text:span></text:p>
      <text:p text:style-name="P12"><text:span text:style-name="Source_20_Text"><text:span text:style-name="T22">Die Befehle RUN und CMD dienen zum ausführen von Befehlen innerhalb des Containers. RUN-Befehle werden bei der Erstellung des Containers ausgeführt. Der Befehl CMD wird ausgeführt, wenn das fertige Image in einem Container gestartet wird. Jedes Dockerfile kann nur einen Befehl mit CMD ausführen.</text:span></text:span></text:p>
      <text:p text:style-name="P10"><text:span text:style-name="Source_20_Text"><text:span text:style-name="T20">Der Befehl VOLUME stellt einen bestimmten Pfad zur Verfügung, der vom Host-Betriebssystem gemountet werden kann. Er ist in diesem Beispiel nicht unbedingt nötig.</text:span></text:span></text:p>
      <text:p text:style-name="P10"><text:span text:style-name="Source_20_Text"><text:span text:style-name="T20">Der Befehl COPY kopiert eine Datei vom Host in den Container, wo diese dann verwendet werden kann. Ein alternativer Befehl zu COPY ist ADD. </text:span></text:span><text:span text:style-name="Source_20_Text"><text:span text:style-name="T21">Dies ist nur eine Auswahl von Befehlen, die in einem Dockerfile verwendet werden können. </text:span></text:span></text:p>
      <text:p text:style-name="P7"/>
      <text:p text:style-name="Standard"/>
      <text:p text:style-name="Standard">#### Containerisierung vs. Virtualisierung</text:p>
      <text:p text:style-name="Standard"/>
      <text:p text:style-name="Standard">![Containerisierung vs. Virtualisierung](./media/vm_vs_container.png "Containerisierung vs. Virtualisierung")</text:p>
      <text:p text:style-name="Standard"/>
      <text:p text:style-name="Standard">Abbildung 4 - Containerisierung vs. Virtualisierung (Quelle: &lt;a&gt;[[ROOD16]](#ref_rood16)&lt;/a&gt;)</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 Die obige Grafik soll den Unterschied verdeutlichen: Auf der linken Seite laufen mehrere vollständig voneinander getrennte Betriebssysteme zeitgleich auf einem System, auf der rechten läuft nur ein Betriebssystem und die Anwendung läuft mit ihren Abhängigkeiten in einem Container, der sich Betriebssystemressourcen mit anderen Containern teilt.</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Betriebssystem-Container und Anwendungscontainer</text:p>
      <text:p text:style-name="Standard"/>
      <text:p text:style-name="Standard">Es gibt zwei Arten von Container. Betriebssystem-Container sind Container, in denen wie in einer VM ein vollwertiges Betriebssystem läuft. Jeder Betriebssystem-Container hat ein eigenes Dateisystem, und in jedem Betriebssystem-Container können mehrere Anwendungen laufen. Ein solcher Ansatz wird beispielsweise von LXC verfolgt.</text:p>
      <text:p text:style-name="Standard">Anwendungscontainer funktionieren anders. Anwendungscontainer haben kein eigenes Dateisystem, alle Daten werden außerhalb des Containers gespeichert. Jeder Container ist darauf ausgelegt, eine einzelne Anwendung auszuführen, und die ausgeführte Anwendung kann den <text:soft-page-break/>Container selber nicht verändern. Dieser Ansatz ist schlanker als der der Betriebssystem-Container, allerdings kann die Isolierung vom Host-System auch nicht in gleichem Maße garantiert werden. Docker stellt Anwendungscontainer zur Verfügung.</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in Docker das Management und die Verteilung von Docker-Images vereinfacht. Docker-Hub ermöglicht es dem Nutzer, jeden Layer des Images, also jeden Versionsstand, als vollwertiges Image <text:span text:style-name="T14">herunterzuladen</text:span>. Das macht es sehr einfach, zwischen Versionen zu wechseln beziehungsweise auf dem neuesten Stand zu bleiben.</text:p>
      <text:p text:style-name="Standard"/>
      <text:p text:style-name="Standard">##### Kubernetes</text:p>
      <text:p text:style-name="Standard"/>
      <text:p text:style-name="Standard">Kubernetes ist eine Plattform, die die Verteilung von Docker-Images und deren Betrieb über Netzwerke hinweg unterstützt. Kubernetes, ursprünglich von Google entwickelt, wird inzwischen unter dem Dach der Cloud Native Computing Foundation entwickelt.</text:p>
      <text:p text:style-name="Standard">Kubernetes definiert sogenannte Pods oder Deployment Units. Jedes Pod kann ins oder mehrere Docker-Images gruppieren und ausliefern. Jedes Pod stellt einen Service bereit.</text:p>
      <text:p text:style-name="Standard">Diese Architektur ist auch als Microservice bekannt, deswegen soll hier nicht weiter darauf eingegangen werd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p>
      <text:p text:style-name="P6">Zusätzlich zur Versionierung mithilfe von Layern können einzelne Versionsstände auch zum Release getaggt werden. Über Tags lassen sich unterschiedliche Versionsstände selektieren, wenn ein Container ausgeführt wird. Der standardmäßig von Docker genutzte Tag *latest* zeigt beispielsweise immer auf die neueste Version.<text:span text:style-name="T12"> Die Nutzung des Tags *latest* ist bei Nutzung eine Continuous Delivery/Deployment Pipeline nicht immer vorteilhaft: Bei der Nutzung von *latest* überprüft Docker mithilfe der Online-Plattform DockerHub, ob eine neuere Version des Image als die lokale verfügbar ist und installiert diese automatisch.</text:span></text:p>
      <text:p text:style-name="Standard"><text:tab/><text:tab/></text:p>
      <text:p text:style-name="Standard">#### Sicherheit</text:p>
      <text:p text:style-name="Standard"/>
      <text:p text:style-name="P3">Die Docker-Laufzeitumgebung läuft mit *root*-Rechten, um Zugriff auf sämtliche Betriebssystem-Funktionen zu haben. Die Ressourcen der Anwendung im Container werden mithilfe von containerd allerdings vom Betriebssystem getrennt, und Docker schränkt den Zugriff auf wichtige Systemdateien ein. </text:p>
      <text:p text:style-name="P4">Neben containerd nutzt Docker weitere Werkzeuge, um Container- und Betriebssystemressourcen zu trennen, zum Beispiel kernel namspaces und das speziell zur Unterstützung von Containern in den Linux-Kernel integrierte Werkzeug der cgroups. </text:p>
      <text:p text:style-name="P3">Anders als bei Virtualisierung kann eine vollständige Trennung vom Betriebssystem nicht garantiert werden.</text:p>
      <text:p text:style-name="Standard"/>
      <text:p text:style-name="Standard">### JIRA</text:p>
      <text:p text:style-name="Standard"/>
      <text:p text:style-name="Standard"><text:soft-page-break/>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serverbasiertes CI (Continuous Integration) und Continuous Delivery System.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p>
      <text:p text:style-name="Standard">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parallel ausgeführt. Wenn ein Test auf einer Plattform fehlschlägt, werden die Tests auf anderen Plattformen nicht beeinflusst.</text:p>
      <text:p text:style-name="Standard">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 Quellen</text:p>
      <text:p text:style-name="Standard"/>
      <text:p text:style-name="P5">&lt;a name="ref_kane16"&gt;[KANE16]&lt;/a&gt;: "Docker Praxiseinstieg", 2016, Sean P. Kane, Karl Matthias</text:p>
      <text:p text:style-name="Standard"/>
      <text:p text:style-name="Standard">&lt;a name="ref_pien18"&gt;[PIEN18]&lt;/a&gt;: "Wie DevOps die IT beschleunigen", 2018, Frank Pientka, https://www.computerwoche.de/a/wie-devops-die-it-beschleunigen,3071433 (abgerufen am 26.06.2018)</text:p>
      <text:p text:style-name="Standard"/>
      <text:p text:style-name="Standard">&lt;a name="ref_ravi16"&gt;[RAVI16]&lt;/a&gt;: "Practical DevOps", 2016, A. Ravichandran et. al.</text:p>
      <text:p text:style-name="Standard"/>
      <text:p text:style-name="Standard">&lt;a name="ref_rood16"&gt;[ROOD16]&lt;/a&gt;: "Docker, Microservices And Kubernetes", 2016, Resa Roodsari</text:p>
      <text:p text:style-name="Standard"/>
      <text:p text:style-name="Standard">&lt;a name="ref_vero16"&gt;[VERO16]&lt;/a&gt;: "Practical DevOps", 2016, Joakim Verona</text:p>
      <text:p text:style-name="Standard"/>
      <text:p text:style-name="Standard">&lt;a name="ref_wolf14"&gt;[WOLF14]&lt;/a&gt;: "Continuous Delivery : Der pragmatische Einstieg", 2014, Eberhard Wol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7-01T13:33:13.724000000</dc:date>
    <meta:editing-duration>PT5H53M18S</meta:editing-duration>
    <meta:editing-cycles>60</meta:editing-cycles>
    <meta:generator>LibreOffice/6.0.4.2$Windows_X86_64 LibreOffice_project/9b0d9b32d5dcda91d2f1a96dc04c645c450872bf</meta:generator>
    <meta:document-statistic meta:table-count="0" meta:image-count="0" meta:object-count="0" meta:page-count="11" meta:paragraph-count="183" meta:word-count="3845" meta:character-count="29575" meta:non-whitespace-character-count="25897"/>
  </office:meta>
</office:document-meta>
</file>